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pring JDBC Part 2</text:span></text:p>
      <text:p text:style-name="P1"/>
      <text:p text:style-name="Standard"><text:span text:style-name="T1">1 Which of the following is advantage of using JDBC connection pool?</text:span></text:p>
      <text:p text:style-name="Standard">a. Better performance</text:p>
      <text:p text:style-name="Standard">b. Using more memory</text:p>
      <text:p text:style-name="Standard">c. Using less memory</text:p>
      <text:p text:style-name="Standard">d.Slow performance</text:p>
      <text:p text:style-name="Standard"/>
      <text:p text:style-name="Standard"/>
      <text:p text:style-name="Standard"><text:span text:style-name="T1">2 All the exceptions thrown by the Spring JDBC Framework are subclasses of</text:span></text:p>
      <text:p text:style-name="Standard">a. ArrayIndexOutofBounds Exception</text:p>
      <text:p text:style-name="Standard">b. Null pointer Exception</text:p>
      <text:p text:style-name="Standard">c. DataAccessException</text:p>
      <text:p text:style-name="Standard">d. FileNotFoundException</text:p>
      <text:p text:style-name="Standard"/>
      <text:p text:style-name="Standard"/>
      <text:p text:style-name="Standard"><text:span text:style-name="T1">3 What is benefit of using Spring Jdbc</text:span></text:p>
      <text:p text:style-name="Standard">a. Open the statement</text:p>
      <text:p text:style-name="Standard">b. create preparestatement</text:p>
      <text:p text:style-name="Standard">c. execute the SQL</text:p>
      <text:p text:style-name="Standard"><text:soft-page-break/>d. All the above</text:p>
      <text:p text:style-name="Standard"/>
      <text:p text:style-name="Standard"/>
      <text:p text:style-name="Standard"><text:span text:style-name="T1">4 Why should you use JdbcTemplate in Spring ?</text:span></text:p>
      <text:p text:style-name="Standard">a. The Spring JdbcTemplate converts the standard JDBC SqlExceptions into</text:p>
      <text:p text:style-name="Standard">RuntimeExceptions.</text:p>
      <text:p text:style-name="Standard">b. The Spring JdbcTemplate allows to clean-up the resources automatically, no need to write</text:p>
      <text:p text:style-name="Standard">the extra code.</text:p>
      <text:p text:style-name="Standard">c. both a&amp;b</text:p>
      <text:p text:style-name="Standard">d. none of the above</text:p>
      <text:p text:style-name="Standard"/>
      <text:p text:style-name="Standard"/>
      <text:p text:style-name="Standard"><text:span text:style-name="T1">5 If you want to execute multiple queries with a single prepared statement, which</text:span></text:p>
      <text:p text:style-name="Standard"><text:span text:style-name="T1">method of JdbcTemplate should be used</text:span></text:p>
      <text:p text:style-name="Standard">a. execute()</text:p>
      <text:p text:style-name="Standard">b. prepareExecute()</text:p>
      <text:p text:style-name="Standard">c. executeAll()</text:p>
      <text:p text:style-name="Standard">d. none of the above</text:p>
      <text:p text:style-name="Standard"/>
      <text:p text:style-name="Standard"/>
      <text:p text:style-name="Standard"><text:span text:style-name="T1">6 What is the functions of Transaction management in spring jdbc</text:span></text:p>
      <text:p text:style-name="Standard"><text:soft-page-break/>a. reduces the amount of boiler-plate code in JDBC operations</text:p>
      <text:p text:style-name="Standard">b. file uploading</text:p>
      <text:p text:style-name="Standard">c. only a</text:p>
      <text:p text:style-name="Standard">d. both a&amp;b</text:p>
      <text:p text:style-name="Standard"/>
      <text:p text:style-name="Standard"/>
      <text:p text:style-name="Standard"><text:span text:style-name="T1">7 The Spring JDBC Template has the following advantage compared with standard</text:span></text:p>
      <text:p text:style-name="Standard"><text:span text:style-name="T1">JDBC.</text:span></text:p>
      <text:p text:style-name="Standard">a. Spring JDBC template converts the vendor specific error messages into better</text:p>
      <text:p text:style-name="Standard">understandable error messages.</text:p>
      <text:p text:style-name="Standard">b. The Spring JDBC template offers several ways to query the database</text:p>
      <text:p text:style-name="Standard">c. The Spring JDBC template allows to clean-up the resources automatically, e.g. release</text:p>
      <text:p text:style-name="Standard">the database connections.</text:p>
      <text:p text:style-name="Standard">d. All the above</text:p>
      <text:p text:style-name="Standard"/>
      <text:p text:style-name="Standard"/>
      <text:p text:style-name="Standard"><text:span text:style-name="T1">8 We don’t need to create CallableStatement when using SimpleJdbcCall class</text:span></text:p>
      <text:p text:style-name="Standard">a. True</text:p>
      <text:p text:style-name="Standard">b. False</text:p>
      <text:p text:style-name="Standard"/>
      <text:p text:style-name="Standard"/>
      <text:p text:style-name="Standard"><text:soft-page-break/><text:span text:style-name="T1">9 In Spring JDBC development, you can use _______and _______ classes to simplify</text:span></text:p>
      <text:p text:style-name="Standard"><text:span text:style-name="T1">the overall database operation processes.</text:span></text:p>
      <text:p text:style-name="Standard">a. jdbc,jdbcDao</text:p>
      <text:p text:style-name="Standard">b. JdbcTemplate ,JdbcDaoSupport</text:p>
      <text:p text:style-name="Standard">c. dbcTemplate,jdbc</text:p>
      <text:p text:style-name="Standard">d. none of the above</text:p>
      <text:p text:style-name="Standard"/>
      <text:p text:style-name="Standard"/>
      <text:p text:style-name="Standard"><text:span text:style-name="T1">10 Class which declares a number of overloaded update() template methods to</text:span></text:p>
      <text:p text:style-name="Standard"><text:span text:style-name="T1">control the overall update process.</text:span></text:p>
      <text:p text:style-name="Standard">a. org.springframework.jdbc.core.JdbcTemplate</text:p>
      <text:p text:style-name="Standard">b. org.springframework.jdbc.core.*</text:p>
      <text:p text:style-name="Standard">c. org.springframework.jdbc.*</text:p>
      <text:p text:style-name="Standard">d. none of the mentioned</text:p>
      <text:p text:style-name="Standard"/>
      <text:p text:style-name="Standard"/>
      <text:p text:style-name="Standard"><text:span text:style-name="T1">11 Class which declares a number of overloaded update() template methods to control</text:span></text:p>
      <text:p text:style-name="Standard"><text:span text:style-name="T1">the overall update process.</text:span></text:p>
      <text:p text:style-name="Standard">a. org.springframework.jdbc.core.JdbcTemplate</text:p>
      <text:p text:style-name="Standard">b. org.springframework.jdbc.core.*</text:p>
      <text:p text:style-name="Standard">c. org.springframework.jdbc.*</text:p>
      <text:p text:style-name="Standard"><text:soft-page-break/>d. none of the mentioned</text:p>
      <text:p text:style-name="Standard"/>
      <text:p text:style-name="Standard"/>
      <text:p text:style-name="Standard"><text:span text:style-name="T1">12 It is better to implement the PreparedStatementCreator interface and other callback</text:span></text:p>
      <text:p text:style-name="Standard"><text:span text:style-name="T1">interfaces as inner classes if they are used within one method only.</text:span></text:p>
      <text:p text:style-name="Standard">a. True</text:p>
      <text:p text:style-name="Standard">b. False</text:p>
      <text:p text:style-name="Standard"/>
      <text:p text:style-name="Standard"><text:span text:style-name="T1">13 The JdbcTemplate class offers template method for batch update operations.</text:span></text:p>
      <text:p text:style-name="Standard">a. batchUpdate()</text:p>
      <text:p text:style-name="Standard">b. update()</text:p>
      <text:p text:style-name="Standard">c. all of the mentioned</text:p>
      <text:p text:style-name="Standard">d. none of the mentioned</text:p>
      <text:p text:style-name="Standard"/>
      <text:p text:style-name="Standard"/>
      <text:p text:style-name="Standard"><text:span text:style-name="T1">14 The JdbcTemplate class declares a number of overloaded query() template</text:span></text:p>
      <text:p text:style-name="Standard"><text:span text:style-name="T1">methods to control the overall query process.</text:span></text:p>
      <text:p text:style-name="Standard">a. True</text:p>
      <text:p text:style-name="Standard">b. False</text:p>
      <text:p text:style-name="Standard"/>
      <text:p text:style-name="Standard"/>
      <text:p text:style-name="Standard"><text:soft-page-break/><text:span text:style-name="T1">15 RowCallbackHandler’s purpose is to map a single row of the result set to a</text:span></text:p>
      <text:p text:style-name="Standard"><text:span text:style-name="T1">customized object.</text:span></text:p>
      <text:p text:style-name="Standard">a. True</text:p>
      <text:p text:style-name="Standard">b. False</text:p>
      <text:p text:style-name="Standard"/>
      <text:p text:style-name="Standard"><text:span text:style-name="T1">16 Method of RowMapper interface in which, you have to construct the object that</text:span></text:p>
      <text:p text:style-name="Standard"><text:span text:style-name="T1">represents a row and return it as the method’s return value.</text:span></text:p>
      <text:p text:style-name="Standard">a. mapRow()</text:p>
      <text:p text:style-name="Standard">b. query()</text:p>
      <text:p text:style-name="Standard">c. update()</text:p>
      <text:p text:style-name="Standard">d. none of the mentioned</text:p>
      <text:p text:style-name="Standard"/>
      <text:p text:style-name="Standard"/>
      <text:p text:style-name="Standard"><text:span text:style-name="T1">17 RowMapper implementation which can automatically map a row to a new instance</text:span></text:p>
      <text:p text:style-name="Standard"><text:span text:style-name="T1">of the specified class.</text:span></text:p>
      <text:p text:style-name="Standard">a. BeanPropertyRowMapper</text:p>
      <text:p text:style-name="Standard">b. BeanPropertyRow</text:p>
      <text:p text:style-name="Standard">c. All of the mentioned</text:p>
      <text:p text:style-name="Standard">d. None of the mentioned</text:p>
      <text:p text:style-name="Standard"/>
      <text:p text:style-name="Standard"/>
      <text:p text:style-name="Standard"><text:soft-page-break/><text:span text:style-name="T1">18 Method which provides list of maps.</text:span></text:p>
      <text:p text:style-name="Standard">a. queryForList()</text:p>
      <text:p text:style-name="Standard">b. update</text:p>
      <text:p text:style-name="Standard">c. query()</text:p>
      <text:p text:style-name="Standard">d. all of the mentioned</text:p>
      <text:p text:style-name="Standard"/>
      <text:p text:style-name="Standard"/>
      <text:p text:style-name="Standard"><text:span text:style-name="T1">19 The org.springframework.jdbc.core.support.JdbcDaoSupport class has a</text:span></text:p>
      <text:p text:style-name="Standard"><text:span text:style-name="T1">setDataSource() method and a setJdbcTemplate() method.</text:span></text:p>
      <text:p text:style-name="Standard">a. True</text:p>
      <text:p text:style-name="Standard">b. False</text:p>
      <text:p text:style-name="Standard"/>
      <text:p text:style-name="Standard"/>
      <text:p text:style-name="Standard"><text:span text:style-name="T1">20 Method to retrieve the JDBC template.</text:span></text:p>
      <text:p text:style-name="Standard">a. setJdbcTemplate()</text:p>
      <text:p text:style-name="Standard">b. getTemplate()</text:p>
      <text:p text:style-name="Standard">c. getJdbc()</text:p>
      <text:p text:style-name="Standard">d. getJdbcTemplate(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06" meta:word-count="555" meta:character-count="3546" meta:non-whitespace-character-count="3097"/>
    <meta:generator>LibreOfficeDev/6.0.5.2$Linux_X86_64 LibreOffice_project/</meta:generator>
  </office:meta>
</office:document-meta>
</file>